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.152cm" svg:height="13.009cm" svg:x="8.073cm" svg:y="2.107cm">
            <draw:object draw:notify-on-update-of-ranges="Sheet1.A1:Sheet1.A20 Sheet1.B1:Sheet1.B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253734762643438" calcext:value-type="float">
            <text:p>0.0253734762643438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021008167204232" calcext:value-type="float">
            <text:p>0.021008167204232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0177467182295055" calcext:value-type="float">
            <text:p>0.0177467182295055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0149779343856847" calcext:value-type="float">
            <text:p>0.0149779343856847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0129163599393304" calcext:value-type="float">
            <text:p>0.012916359939330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112905120495369" calcext:value-type="float">
            <text:p>0.0112905120495369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0100094135754609" calcext:value-type="float">
            <text:p>0.0100094135754609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0.00890401349789314" calcext:value-type="float">
            <text:p>0.00890401349789314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00793044381626943" calcext:value-type="float">
            <text:p>0.00793044381626943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0.0071159096473767" calcext:value-type="float">
            <text:p>0.007115909647376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646811700752768" calcext:value-type="float">
            <text:p>0.00646811700752768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00590105143118294" calcext:value-type="float">
            <text:p>0.00590105143118294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0.00539066274291659" calcext:value-type="float">
            <text:p>0.00539066274291659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0.0049245839009085" calcext:value-type="float">
            <text:p>0.0049245839009085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00451722150042552" calcext:value-type="float">
            <text:p>0.0045172215004255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041937877479848" calcext:value-type="float">
            <text:p>0.0041937877479848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0.00389164728453296" calcext:value-type="float">
            <text:p>0.00389164728453296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0.0036227582477458" calcext:value-type="float">
            <text:p>0.0036227582477458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.00336739767450488" calcext:value-type="float">
            <text:p>0.00336739767450488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0.00311531293337472" calcext:value-type="float">
            <text:p>0.003115312933374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6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6T23:08:52.316000000</meta:creation-date>
    <dc:date>2023-04-06T23:13:25.713000000</dc:date>
    <meta:editing-duration>PT4M35S</meta:editing-duration>
    <meta:editing-cycles>1</meta:editing-cycles>
    <meta:document-statistic meta:table-count="1" meta:cell-count="40" meta:object-count="1"/>
    <meta:generator>LibreOffice/7.3.2.2$Windows_X86_64 LibreOffice_project/49f2b1bff42cfccbd8f788c8dc32c1c309559be0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53cm" svg:height="13.01cm" xlink:href=".." xlink:type="simple" chart:class="chart:bar" chart:style-name="ch1">
        <chart:title svg:x="9.373cm" svg:y="0.396cm" chart:style-name="ch2">
          <text:p>KMeans WCSS</text:p>
        </chart:title>
        <chart:legend chart:legend-position="end" svg:x="19.853cm" svg:y="6.203cm" style:legend-expansion="high" chart:style-name="ch3"/>
        <chart:plot-area chart:style-name="ch4" table:cell-range-address="Sheet1.A1:Sheet1.B20" chart:data-source-has-labels="column" svg:x="0.443cm" svg:y="1.461cm" svg:width="18.967cm" svg:height="11.289cm">
          <chart:coordinate-region svg:x="1.562cm" svg:y="1.663cm" svg:width="17.848cm" svg:height="9.878cm"/>
          <chart:axis chart:dimension="x" chart:name="primary-x" chart:style-name="ch5" chartooo:axis-type="auto">
            <chartooo:date-scale/>
            <chart:categories table:cell-range-address="Sheet1.A1:Sheet1.A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:Sheet1.B20" chart:class="chart:ba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1:Sheet1.A20</svg:desc>
                </draw:g>
              </table:table-cell>
              <table:table-cell office:value-type="float" office:value="0.0253734762643438">
                <text:p>0.0253734762643438</text:p>
                <draw:g>
                  <svg:desc>Sheet1.B1:Sheet1.B20</svg:desc>
                </draw:g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021008167204232">
                <text:p>0.021008167204232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0177467182295055">
                <text:p>0.017746718229505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0149779343856847">
                <text:p>0.0149779343856847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0129163599393304">
                <text:p>0.012916359939330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0112905120495369">
                <text:p>0.0112905120495369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0100094135754609">
                <text:p>0.0100094135754609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0.00890401349789314">
                <text:p>0.00890401349789314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00793044381626943">
                <text:p>0.00793044381626943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0.0071159096473767">
                <text:p>0.0071159096473767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646811700752768">
                <text:p>0.00646811700752768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0.00590105143118294">
                <text:p>0.00590105143118294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.00539066274291659">
                <text:p>0.00539066274291659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0.0049245839009085">
                <text:p>0.0049245839009085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00451722150042552">
                <text:p>0.00451722150042552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0041937877479848">
                <text:p>0.0041937877479848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.00389164728453296">
                <text:p>0.00389164728453296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0.0036227582477458">
                <text:p>0.0036227582477458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0.00336739767450488">
                <text:p>0.00336739767450488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0.00311531293337472">
                <text:p>0.003115312933374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